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adornments="Bold"/>
    <style:font-face style:name="Roboto1" svg:font-family="Roboto" style:font-adornments="Regular"/>
  </office:font-face-decls>
  <office:automatic-styles>
    <style:style style:name="P1" style:family="paragraph" style:parent-style-name="Text_20_body">
      <style:text-properties officeooo:rsid="000486a8" officeooo:paragraph-rsid="000486a8"/>
    </style:style>
    <style:style style:name="P2" style:family="paragraph" style:parent-style-name="Text_20_body">
      <style:text-properties officeooo:rsid="0007fcd8" officeooo:paragraph-rsid="000b45f4"/>
    </style:style>
    <style:style style:name="P3" style:family="paragraph" style:parent-style-name="Text_20_body">
      <style:text-properties officeooo:rsid="000e73e5" officeooo:paragraph-rsid="00101136"/>
    </style:style>
    <style:style style:name="P4" style:family="paragraph" style:parent-style-name="Text_20_body">
      <style:text-properties officeooo:rsid="00118dcb" officeooo:paragraph-rsid="00118dcb"/>
    </style:style>
    <style:style style:name="P5" style:family="paragraph" style:parent-style-name="Text_20_body">
      <style:text-properties officeooo:rsid="00150f4c" officeooo:paragraph-rsid="00150f4c"/>
    </style:style>
    <style:style style:name="P6" style:family="paragraph" style:parent-style-name="Text_20_body">
      <style:text-properties officeooo:rsid="0015a2ac" officeooo:paragraph-rsid="0015a2ac"/>
    </style:style>
    <style:style style:name="P7" style:family="paragraph" style:parent-style-name="Text_20_body">
      <style:text-properties officeooo:rsid="001ae643" officeooo:paragraph-rsid="001ae643"/>
    </style:style>
    <style:style style:name="P8" style:family="paragraph" style:parent-style-name="Heading_20_2">
      <style:text-properties officeooo:paragraph-rsid="000486a8"/>
    </style:style>
    <style:style style:name="P9" style:family="paragraph" style:parent-style-name="Heading_20_2">
      <style:text-properties officeooo:rsid="0007fcd8" officeooo:paragraph-rsid="0007fcd8"/>
    </style:style>
    <style:style style:name="P10" style:family="paragraph" style:parent-style-name="Heading_20_2">
      <style:text-properties officeooo:paragraph-rsid="000b45f4"/>
    </style:style>
    <style:style style:name="P11" style:family="paragraph" style:parent-style-name="Text_20_body">
      <style:text-properties officeooo:rsid="00061a57" officeooo:paragraph-rsid="001b732e"/>
    </style:style>
    <style:style style:name="P12" style:family="paragraph" style:parent-style-name="Text_20_body">
      <style:text-properties officeooo:rsid="001b732e" officeooo:paragraph-rsid="001b732e"/>
    </style:style>
    <style:style style:name="P13" style:family="paragraph" style:parent-style-name="Text_20_body">
      <style:text-properties officeooo:rsid="000a7748" officeooo:paragraph-rsid="000a7748"/>
    </style:style>
    <style:style style:name="P14" style:family="paragraph" style:parent-style-name="Text_20_body">
      <style:text-properties officeooo:rsid="001c12f9" officeooo:paragraph-rsid="001c12f9"/>
    </style:style>
    <style:style style:name="P15" style:family="paragraph" style:parent-style-name="Text_20_body">
      <style:text-properties officeooo:rsid="001ae643" officeooo:paragraph-rsid="001e0b7d"/>
    </style:style>
    <style:style style:name="P16" style:family="paragraph" style:parent-style-name="Text_20_body">
      <style:text-properties officeooo:rsid="001e0b7d" officeooo:paragraph-rsid="001e0b7d"/>
    </style:style>
    <style:style style:name="T1" style:family="text">
      <style:text-properties officeooo:rsid="000486a8"/>
    </style:style>
    <style:style style:name="T2" style:family="text">
      <style:text-properties officeooo:rsid="0007fcd8"/>
    </style:style>
    <style:style style:name="T3" style:family="text">
      <style:text-properties officeooo:rsid="000b45f4"/>
    </style:style>
    <style:style style:name="T4" style:family="text">
      <style:text-properties officeooo:rsid="00150f4c"/>
    </style:style>
    <style:style style:name="T5" style:family="text">
      <style:text-properties officeooo:rsid="001ae643"/>
    </style:style>
    <style:style style:name="T6" style:family="text">
      <style:text-properties officeooo:rsid="001b2d2a"/>
    </style:style>
    <style:style style:name="T7" style:family="text">
      <style:text-properties officeooo:rsid="00061a57"/>
    </style:style>
    <style:style style:name="T8" style:family="text">
      <style:text-properties officeooo:rsid="001e0b7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Scissors, paper, rock</text:h>
      <text:p text:style-name="P12">Choose 1 of the 3 options, scissors, paper or rock.</text:p>
      <text:p text:style-name="P12"><text:s/><text:span text:style-name="T7">Scissors beat Paper</text:span></text:p>
      <text:p text:style-name="P11">Paper beats Rock</text:p>
      <text:p text:style-name="P11">Rock beats Scissors</text:p>
      <text:p text:style-name="P12">The creature will then choose 1 of the 3 options.</text:p>
      <text:p text:style-name="P12">Based on their choice you will either win, lose or tie.</text:p>
      <text:p text:style-name="P1"/>
      <text:h text:style-name="P9" text:outline-level="2" text:is-list-header="true">Memory</text:h>
      <text:p text:style-name="P14">Click the tiles and find the matching pairs.</text:p>
      <text:p text:style-name="P14">There is a total of 10 pairs, once all the pairs have been found you win the game.</text:p>
      <text:p text:style-name="P13"/>
      <text:h text:style-name="P10" text:outline-level="2" text:is-list-header="true"><text:span text:style-name="T3">Totris</text:span></text:h>
      <text:p text:style-name="P16">The goal is to stack blocks inside the grid and last as long as you can.</text:p>
      <text:p text:style-name="P16">The controls:</text:p>
      <text:p text:style-name="P7">Use <text:span text:style-name="T8">the</text:span> A <text:span text:style-name="T8">key</text:span> to move the blocks to the left.</text:p>
      <text:p text:style-name="P15">Use <text:span text:style-name="T8">the</text:span> <text:span text:style-name="T8">D</text:span> <text:span text:style-name="T8">key </text:span>move the blocks to the right.</text:p>
      <text:p text:style-name="P15">Use <text:span text:style-name="T8">the</text:span> <text:span text:style-name="T8">S</text:span> <text:span text:style-name="T8">key </text:span>make the blocks fall faster.</text:p>
      <text:p text:style-name="P15">Use <text:span text:style-name="T8">the</text:span> <text:span text:style-name="T8">Q</text:span> <text:span text:style-name="T8">key to </text:span>rotate the blocks left.</text:p>
      <text:p text:style-name="P15">Use <text:span text:style-name="T8">the</text:span> <text:span text:style-name="T8">E</text:span> <text:span text:style-name="T8">key to </text:span>rotate the blocks righ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adornments="Bold"/>
    <style:font-face style:name="Roboto1" svg:font-family="Roboto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Roboto1" fo:font-family="Roboto" style:font-style-name="Regular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Roboto" fo:font-family="Roboto" style:font-style-name="Bold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Roboto" fo:font-family="Roboto" style:font-style-name="Bold"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0:17:21.777849399</meta:creation-date>
    <dc:date>2024-11-15T14:52:25.811137434</dc:date>
    <meta:editing-duration>PT1H55M43S</meta:editing-duration>
    <meta:editing-cycles>5</meta:editing-cycles>
    <meta:generator>LibreOffice/24.2.5.2$Linux_X86_64 LibreOffice_project/420$Build-2</meta:generator>
    <meta:document-statistic meta:table-count="0" meta:image-count="0" meta:object-count="0" meta:page-count="1" meta:paragraph-count="18" meta:word-count="137" meta:character-count="665" meta:non-whitespace-character-count="545"/>
  </office:meta>
</office:document-meta>
</file>